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15%"/>
      <style:text-properties officeooo:rsid="000269e5" officeooo:paragraph-rsid="000269e5"/>
    </style:style>
    <style:style style:name="P2" style:family="paragraph" style:parent-style-name="Standard">
      <style:paragraph-properties fo:line-height="115%"/>
      <style:text-properties officeooo:rsid="000269e5" officeooo:paragraph-rsid="00058a7b"/>
    </style:style>
    <style:style style:name="P3" style:family="paragraph" style:parent-style-name="Standard">
      <style:paragraph-properties fo:line-height="115%"/>
      <style:text-properties fo:font-weight="bold" officeooo:rsid="000269e5" officeooo:paragraph-rsid="000269e5" style:font-weight-asian="bold" style:font-weight-complex="bold"/>
    </style:style>
    <style:style style:name="P4" style:family="paragraph" style:parent-style-name="Standard">
      <style:paragraph-properties fo:line-height="115%"/>
      <style:text-properties fo:font-weight="bold" officeooo:rsid="00058a7b" officeooo:paragraph-rsid="00058a7b" style:font-weight-asian="bold" style:font-weight-complex="bold"/>
    </style:style>
    <style:style style:name="P5" style:family="paragraph" style:parent-style-name="Standard">
      <style:paragraph-properties fo:line-height="115%"/>
      <style:text-properties fo:font-weight="bold" officeooo:rsid="0002871e" officeooo:paragraph-rsid="00095ec9" style:font-weight-asian="bold" style:font-weight-complex="bold"/>
    </style:style>
    <style:style style:name="P6" style:family="paragraph" style:parent-style-name="Standard">
      <style:paragraph-properties fo:line-height="150%"/>
      <style:text-properties fo:font-size="13pt" officeooo:paragraph-rsid="00095ec9" style:font-size-asian="13pt" style:font-size-complex="13pt"/>
    </style:style>
    <style:style style:name="P7" style:family="paragraph" style:parent-style-name="Standard">
      <style:paragraph-properties fo:line-height="200%"/>
      <style:text-properties fo:font-size="13pt" officeooo:rsid="000269e5" officeooo:paragraph-rsid="000269e5" style:font-size-asian="13pt" style:font-size-complex="13pt"/>
    </style:style>
    <style:style style:name="P8" style:family="paragraph" style:parent-style-name="Standard">
      <style:paragraph-properties fo:line-height="115%"/>
      <style:text-properties fo:font-size="13pt" officeooo:rsid="0002871e" officeooo:paragraph-rsid="0002871e" style:font-size-asian="13pt" style:font-size-complex="13pt"/>
    </style:style>
    <style:style style:name="P9" style:family="paragraph" style:parent-style-name="Standard">
      <style:text-properties fo:font-size="13pt" officeooo:rsid="0002871e" officeooo:paragraph-rsid="0002871e" style:font-size-asian="13pt" style:font-size-complex="13pt"/>
    </style:style>
    <style:style style:name="P10" style:family="paragraph" style:parent-style-name="Standard">
      <style:paragraph-properties fo:line-height="115%"/>
      <style:text-properties fo:font-size="13pt" officeooo:rsid="00042d09" officeooo:paragraph-rsid="00058a7b" style:font-size-asian="13pt" style:font-size-complex="13pt"/>
    </style:style>
    <style:style style:name="P11" style:family="paragraph" style:parent-style-name="Standard">
      <style:paragraph-properties fo:line-height="150%"/>
      <style:text-properties fo:font-size="13pt" fo:font-weight="bold" officeooo:paragraph-rsid="00095ec9" style:font-size-asian="13pt" style:font-weight-asian="bold" style:font-size-complex="13pt" style:font-weight-complex="bold"/>
    </style:style>
    <style:style style:name="P12" style:family="paragraph" style:parent-style-name="Standard">
      <style:paragraph-properties fo:line-height="115%"/>
      <style:text-properties fo:font-size="13pt" fo:font-weight="bold" officeooo:rsid="0002871e" officeooo:paragraph-rsid="00095ec9" style:font-size-asian="13pt" style:font-weight-asian="bold" style:font-size-complex="13pt" style:font-weight-complex="bold"/>
    </style:style>
    <style:style style:name="P13" style:family="paragraph" style:parent-style-name="Standard">
      <style:paragraph-properties fo:line-height="115%"/>
      <style:text-properties fo:font-size="13pt" fo:font-weight="bold" officeooo:rsid="00042d09" officeooo:paragraph-rsid="00058a7b" style:font-size-asian="13pt" style:font-weight-asian="bold" style:font-size-complex="13pt" style:font-weight-complex="bold"/>
    </style:style>
    <style:style style:name="P14" style:family="paragraph" style:parent-style-name="Standard">
      <style:paragraph-properties fo:line-height="150%"/>
      <style:text-properties fo:font-size="13pt" fo:font-style="italic" officeooo:paragraph-rsid="00095ec9" style:font-size-asian="13pt" style:font-style-asian="italic" style:font-size-complex="13pt" style:font-style-complex="italic"/>
    </style:style>
    <style:style style:name="P15" style:family="paragraph" style:parent-style-name="Standard">
      <style:paragraph-properties fo:line-height="200%" fo:text-align="center" style:justify-single-word="false"/>
      <style:text-properties fo:font-size="13pt" fo:font-style="italic" officeooo:rsid="000269e5" officeooo:paragraph-rsid="000269e5" style:font-size-asian="13pt" style:font-style-asian="italic" style:font-size-complex="13pt" style:font-style-complex="italic"/>
    </style:style>
    <style:style style:name="P16" style:family="paragraph" style:parent-style-name="Standard">
      <style:paragraph-properties fo:line-height="200%" fo:text-align="center" style:justify-single-word="false"/>
      <style:text-properties fo:font-size="13pt" fo:font-style="italic" officeooo:rsid="0005583e" officeooo:paragraph-rsid="0005583e" style:font-size-asian="13pt" style:font-style-asian="italic" style:font-size-complex="13pt" style:font-style-complex="italic"/>
    </style:style>
    <style:style style:name="T1" style:family="text">
      <style:text-properties fo:font-weight="bold" style:font-weight-asian="bold" style:font-weight-complex="bold"/>
    </style:style>
    <style:style style:name="T2" style:family="text">
      <style:text-properties fo:font-weight="bold" officeooo:rsid="00095ec9" style:font-weight-asian="bold" style:font-weight-complex="bold"/>
    </style:style>
    <style:style style:name="T3" style:family="text">
      <style:text-properties officeooo:rsid="0002871e"/>
    </style:style>
    <style:style style:name="T4" style:family="text">
      <style:text-properties officeooo:rsid="0005583e"/>
    </style:style>
    <style:style style:name="T5" style:family="text">
      <style:text-properties officeooo:rsid="00058a7b"/>
    </style:style>
    <style:style style:name="T6" style:family="text">
      <style:text-properties officeooo:rsid="00095ec9"/>
    </style:style>
    <style:style style:name="T7" style:family="text">
      <style:text-properties fo:font-size="13pt" style:font-size-asian="13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text:tab/><text:tab/><text:tab/><text:tab/><text:span text:style-name="T1">CSC210 WEB PROGRAMMING</text:span></text:p>
      <text:p text:style-name="P15">Assignment <text:span text:style-name="T6">4</text:span> <text:span text:style-name="T3">(20 points)</text:span></text:p>
      <text:p text:style-name="P16">Due: <text:span text:style-name="T2">10</text:span><text:span text:style-name="T1">/</text:span><text:span text:style-name="T2">06</text:span><text:span text:style-name="T1"> 11:59PM</text:span></text:p>
      <text:p text:style-name="P11">Description</text:p>
      <text:p text:style-name="P6"/>
      <text:p text:style-name="P6">For this assignment you will by adding functionality to your webserver from <text:span text:style-name="T6">assignment</text:span> <text:span text:style-name="T6">3</text:span>. In addition to providing a dynamic profile view using Jinja, your webserver must now allow user information to be edited through a form. To do this, your must add an "edit profile" button to the user profile template. This link will take the user to a separate endpoint rendering an HTML form using Jinja and WTForms. This form should be rendered with all current profile information already filled in as initial values. When the form is submitted <text:s/>(POST request to the same endpoint) you should validate the form, read all submitted values from the form, and use them to update your "users" object that was initially loaded from the JSON file. You should not make changes to the file itself, only to the dictionary object. Your endpoint that receives the </text:p>
      <text:p text:style-name="P6">POST request from the form submission should then redirect to the profile page of the user that was just edited to show that the changes were successfully applied. You are **NOT** required to allow updates to the friend's list.</text:p>
      <text:p text:style-name="P6"/>
      <text:p text:style-name="P11">Hints</text:p>
      <text:p text:style-name="P6">+ <text:s/>Try using the redirect and url_for functions from Flask to send the user to the profile view after form submission</text:p>
      <text:p text:style-name="P6">+ <text:s/>The button to update the profile can just be a link to your form page</text:p>
      <text:p text:style-name="P6">+ <text:s/>There is no authentication since we haven't covered that yet. Anyone loading a profile page may change it.</text:p>
      <text:p text:style-name="P6"/>
      <text:p text:style-name="P11">What is required in your submission? <text:s/></text:p>
      <text:p text:style-name="P6">User Profiles MUST display the following data</text:p>
      <text:p text:style-name="P6">+ <text:s/>First Name</text:p>
      <text:p text:style-name="P6">+ <text:s/>Last Name</text:p>
      <text:p text:style-name="P6">+ <text:s/>Email Address</text:p>
      <text:p text:style-name="P6"><text:soft-page-break/>+ <text:s/>Date of Birth</text:p>
      <text:p text:style-name="P6">+ <text:s/>List of Friends</text:p>
      <text:p text:style-name="P6"><text:s text:c="4"/>- <text:s/>elements in this list must include links to friend's profiles</text:p>
      <text:p text:style-name="P6"><text:s text:c="4"/>- <text:s/>link text must show the friend's first and last name</text:p>
      <text:p text:style-name="P6"/>
      <text:p text:style-name="P6">These Profiles MUST be served with the path</text:p>
      <text:p text:style-name="P6"/>
      <text:p text:style-name="P6">```</text:p>
      <text:p text:style-name="P6">/users/&lt;int:uid&gt;</text:p>
      <text:p text:style-name="P6">```</text:p>
      <text:p text:style-name="P6"/>
      <text:p text:style-name="P14">Profile Update Form</text:p>
      <text:p text:style-name="P6">Your form must allow for updates of the following fields with the following </text:p>
      <text:p text:style-name="P6">validation requirements.</text:p>
      <text:p text:style-name="P6"/>
      <text:p text:style-name="P6">+ <text:s/>First Name (Required)</text:p>
      <text:p text:style-name="P6">+ <text:s/>Last Name (Required)</text:p>
      <text:p text:style-name="P6">+ <text:s/>Email Address (Required, Must be Email Address)</text:p>
      <text:p text:style-name="P6">+ <text:s/>Date of Birth (Required, Must be Date)</text:p>
      <text:p text:style-name="P6"/>
      <text:p text:style-name="P6">I would Recommend an endpoint such as the following for your form</text:p>
      <text:p text:style-name="P6">```</text:p>
      <text:p text:style-name="P6">/update/users/&lt;int:uid&gt;</text:p>
      <text:p text:style-name="P6">```</text:p>
      <text:p text:style-name="P6"/>
      <text:p text:style-name="P14">Control Flow</text:p>
      <text:p text:style-name="P6">+ <text:s/>Navigation</text:p>
      <text:p text:style-name="P6"><text:s text:c="4"/>- <text:s/>Assume user starts on a profile page</text:p>
      <text:p text:style-name="P6"><text:s text:c="4"/>- <text:s/>User can navigate to other profiles by clicking on friends in list</text:p>
      <text:p text:style-name="P6">+ <text:s/>Update</text:p>
      <text:p text:style-name="P6"><text:s text:c="4"/>- <text:s/>User clicks on update button/link on a user profile</text:p>
      <text:p text:style-name="P6"><text:soft-page-break/><text:s text:c="8"/>* <text:s/>Server receives GET request and renders form for requested user</text:p>
      <text:p text:style-name="P6"><text:s text:c="4"/>- <text:s/>User sees a page with form filled in with current profile data</text:p>
      <text:p text:style-name="P6"><text:s text:c="4"/>- <text:s/>User edits all desired fields and clicks submit</text:p>
      <text:p text:style-name="P6"><text:s text:c="8"/>* <text:s/>Server receives POST request on form endpoint</text:p>
      <text:p text:style-name="P6"><text:s text:c="8"/>* <text:s/>Server validates the submitted form returning error code if invalid</text:p>
      <text:p text:style-name="P6"><text:s text:c="8"/>* <text:s/>Server extracts info from form and updates "users" object</text:p>
      <text:p text:style-name="P6"><text:s text:c="8"/>* <text:s/>Server sends redirect response directing user to profile view</text:p>
      <text:p text:style-name="P6"><text:s text:c="4"/>- <text:s/>User is redirected to profile and sees changes applied</text:p>
      <text:p text:style-name="P6"><text:s text:c="4"/>- <text:s/>User may continue browsing and updating profiles.</text:p>
      <text:p text:style-name="P6"/>
      <text:p text:style-name="P11">Recommended Reading</text:p>
      <text:p text:style-name="P6">+ <text:s/>Textbook Chapter 4</text:p>
      <text:p text:style-name="P6">+ <text:s/>[Forms](https://blog.miguelgrinberg.com/post/the-flask-mega-tutorial-part-iii-web-forms)</text:p>
      <text:p text:style-name="P5"><text:span text:style-name="T7">+ <text:s/>[WTForms](</text:span><text:a xlink:type="simple" xlink:href="https://wtforms.readthedocs.io/en/stable/" text:style-name="Internet_20_link" text:visited-style-name="Visited_20_Internet_20_Link"><text:span text:style-name="T7">https://wtforms.readthedocs.io/en/stable/</text:span></text:a><text:span text:style-name="T7">)</text:span></text:p>
      <text:p text:style-name="P12"/>
      <text:p text:style-name="P12">Submission</text:p>
      <text:p text:style-name="P8"/>
      <text:p text:style-name="P8">Submit all your files in a compressed zip file named “assignment<text:span text:style-name="T5">3</text:span>.zip”. This file must contain all source files. Include <text:span text:style-name="T6">also </text:span>a text file with the names of the author(s), description of your work, resources used to complete your work. </text:p>
      <text:p text:style-name="P8"/>
      <text:p text:style-name="P13">Acknowledgment</text:p>
      <text:p text:style-name="P10"/>
      <text:p text:style-name="P10">Assignment based on <text:span text:style-name="T5">homework assignments used by Brian Dickinson for the same course.</text:span></text:p>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382in" fo:margin-bottom="0.782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31T22:55:20.460058320</meta:creation-date>
    <dc:date>2021-09-29T21:10:10.564459521</dc:date>
    <meta:editing-duration>PT29M7S</meta:editing-duration>
    <meta:editing-cycles>6</meta:editing-cycles>
    <meta:generator>LibreOffice/6.0.7.3$Linux_X86_64 LibreOffice_project/00m0$Build-3</meta:generator>
    <meta:document-statistic meta:table-count="0" meta:image-count="0" meta:object-count="0" meta:page-count="3" meta:paragraph-count="57" meta:word-count="562" meta:character-count="3483" meta:non-whitespace-character-count="2860"/>
  </office:meta>
</office:document-meta>
</file>